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fo:border="0.0138in solid #000000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itle>Document02</text:title><text:tab/><text:tab/><text:page-number text:select-page="current">20</text:page-number>/<text:page-count>20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odor Sarca</meta:initial-creator>
    <meta:creation-date>2013-01-22T14:10:31</meta:creation-date>
    <meta:editing-cycles>2</meta:editing-cycles>
    <meta:editing-duration>PT00H04M52S</meta:editing-duration>
    <dc:title>Document02</dc:title>
    <dc:date>2013-01-22T14:16:00.18</dc:date>
    <dc:creator>Teodor Sarca</dc:creator>
    <meta:generator>OpenOffice.org/3.1$Win32 OpenOffice.org_project/310m19$Build-9420</meta:generator>
    <meta:document-statistic meta:table-count="0" meta:image-count="0" meta:object-count="0" meta:page-count="20" meta:paragraph-count="1" meta:word-count="2" meta:character-count="15"/>
  </office:meta>
</office:document-meta>
</file>